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tyle="normal" style:font-style-asian="normal" style:font-style-complex="normal"/>
    </style:style>
    <style:style style:name="P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P11"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2" style:family="paragraph" style:parent-style-name="Text_20_body" style:list-style-name="L3">
      <style:paragraph-properties fo:text-align="justify" style:justify-single-word="false"/>
      <style:text-properties fo:font-style="italic" style:font-style-asian="italic" style:font-style-complex="italic"/>
    </style:style>
    <style:style style:name="P13" style:family="paragraph" style:parent-style-name="Text_20_body" style:list-style-name="L14">
      <style:paragraph-properties fo:text-align="justify" style:justify-single-word="false"/>
      <style:text-properties fo:font-style="italic" style:font-style-asian="italic" style:font-style-complex="italic"/>
    </style:style>
    <style:style style:name="P14" style:family="paragraph" style:parent-style-name="Text_20_body" style:list-style-name="L15">
      <style:paragraph-properties fo:text-align="justify"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5">
      <style:text-properties fo:font-style="italic" fo:font-weight="normal" style:font-style-asian="italic" style:font-weight-asian="normal" style:font-style-complex="italic" style:font-weight-complex="normal"/>
    </style:style>
    <style:style style:name="P20"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11">
      <style:paragraph-properties fo:text-align="justify" style:justify-single-word="false"/>
    </style:style>
    <style:style style:name="P28" style:family="paragraph" style:parent-style-name="Text_20_body" style:list-style-name="L14">
      <style:paragraph-properties fo:text-align="justify" style:justify-single-word="false"/>
    </style:style>
    <style:style style:name="P29"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3" style:family="paragraph" style:parent-style-name="Text_20_body"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weight="bold" style:font-weight-asian="bold" style:font-weight-complex="bold"/>
    </style:style>
    <style:style style:name="P36" style:family="paragraph" style:parent-style-name="Text_20_body" style:list-style-name="L9">
      <style:paragraph-properties fo:text-align="justify" style:justify-single-word="false"/>
      <style:text-properties fo:font-weight="bold" style:font-weight-asian="bold" style:font-weight-complex="bold"/>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list-style-name="L9">
      <style:paragraph-properties fo:text-align="justify" style:justify-single-word="false"/>
      <style:text-properties fo:font-weight="normal" style:font-weight-asian="normal" style:font-weight-complex="normal"/>
    </style:style>
    <style:style style:name="P39" style:family="paragraph" style:parent-style-name="Text_20_body" style:list-style-name="L10">
      <style:paragraph-properties fo:text-align="justify" style:justify-single-word="false"/>
      <style:text-properties fo:font-weight="normal" style:font-weight-asian="normal" style:font-weight-complex="normal"/>
    </style:style>
    <style:style style:name="P40" style:family="paragraph" style:parent-style-name="Text_20_body" style:list-style-name="L11">
      <style:paragraph-properties fo:text-align="justify" style:justify-single-word="false"/>
      <style:text-properties style:font-weight-complex="normal"/>
    </style:style>
    <style:style style:name="P41" style:family="paragraph" style:parent-style-name="Heading_20_1">
      <style:paragraph-properties fo:text-align="center" style:justify-single-word="false"/>
    </style:style>
    <style:style style:name="P4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bold" style:font-style-complex="normal"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1">Dir</text:span> et <text:span text:style-name="T1">File</text:span> sur lesquelles nous reviendrons <text:s/>plus bas. C'est une classe abstraite; elle possède des méthodes virtuelles qui seront implémentées par ses classes filles. </text:p>
      <text:p text:style-name="P3">Attributs importants : </text:p>
      <text:list xml:id="list1402912428" text:style-name="L1">
        <text:list-item>
          <text:p text:style-name="P10"><text:span text:style-name="T6">localPath : </text:span><text:span text:style-name="T9">chemin du media sur le disque dur de l'utilisateur.</text:span></text:p>
        </text:list-item>
        <text:list-item>
          <text:p text:style-name="P10"><text:span text:style-name="T6">RealPath : </text:span><text:span text:style-name="T9">chemin du media stocké sur le serveur SVN</text:span></text:p>
        </text:list-item>
        <text:list-item>
          <text:p text:style-name="P11"><text:span text:style-name="T6">detectionState : </text:span><text:span text:style-name="T9">liste de tous les changements non encore traités par lesquels est passé le media ; la liste des états possibles est :</text:span></text:p>
          <text:list>
            <text:list-item>
              <text:p text:style-name="P29">MediaIsCreating : le media est en cours de création</text:p>
            </text:list-item>
            <text:list-item>
              <text:p text:style-name="P29">MediaIsRemoving : le media est en cours de suppression</text:p>
            </text:list-item>
            <text:list-item>
              <text:p text:style-name="P29">MediaIsUpdating : le media est encore de modification</text:p>
            </text:list-item>
          </text:list>
        </text:list-item>
      </text:list>
      <text:p text:style-name="P3">Méthodes importantes :</text:p>
      <text:list xml:id="list1561666180" text:style-name="L2">
        <text:list-item>
          <text:p text:style-name="P16">toXml : <text:span text:style-name="T8">renvoie un noeud XML décrivant le media et son arborescence (sous forme d'enfants de ce noeud) s'il s'agit d'un répertoire, en précisant pour chaque média son </text:span><text:span text:style-name="T5">localPath, realPath </text:span><text:span text:style-name="T8">et sa liste </text:span><text:span text:style-name="T5">dectectionState </text:span><text:span text:style-name="T8">d'étas non encore traités, séparés par des virgules. On précise pour chaque fichier son hash, réalisé en appliquant l'algorithme de hash MD5 sur le contenu du fichier.</text:span></text:p>
        </text:list-item>
        <text:list-item>
          <text:p text:style-name="P16">findMediaByLocalPath <text:span text:style-name="T8">: Renvoie un pointeur vers le Media dont le </text:span><text:span text:style-name="T5">localPath</text:span><text:span text:style-name="T8"> est celui passé en paramètre, NULL sinon. Cette fonction parcours l'ensemble de l'arborescence d'un répertoire, si le média depuis lequel on l'appelle est un répertoire.</text:span></text:p>
        </text:list-item>
        <text:list-item>
          <text:p text:style-name="P16">findMediaByRealPath <text:span text:style-name="T8">: Renvoie un pointeur vers le Media dont le </text:span><text:span text:style-name="T5">realPath</text:span><text:span text:style-name="T8"> est celui passé en paramètre, NULL sinon. Cette fonction parcours l'ensemble de l'arborescence d'un répertoire, si le média depuis lequel on l'appelle est un répertoire.</text:span></text:p>
          <text:p text:style-name="P31"/>
        </text:list-item>
      </text:list>
      <text:h text:style-name="P5" text:outline-level="2">Classe Dir</text:h>
      <text:p text:style-name="Text_20_body"><text:span text:style-name="T8"><text:tab/>Cette classe hérite de </text:span><text:span text:style-name="T10">Media, </text:span><text:span text:style-name="T8">elle représente un répertoire sur le disque dur de l'utilisateur.</text:span></text:p>
      <text:p text:style-name="P2">Attributs importants :</text:p>
      <text:list xml:id="list657244233" text:style-name="L3">
        <text:list-item>
          <text:p text:style-name="P12"><text:span text:style-name="T5">watcher :</text:span><text:span text:style-name="T8"> objet de type </text:span><text:span text:style-name="T10">QfileSystemWatcher </text:span><text:span text:style-name="T8">qui surveille les changements apparus dans le répertoire. Il repère aussi les changements apparus dans les fichiers contenus dans ce dernier. A chaque changement, le slot </text:span><text:span text:style-name="T1">directoryChangedAction </text:span><text:span text:style-name="T8">est appelé.</text:span></text:p>
        </text:list-item>
        <text:list-item>
          <text:p text:style-name="P12"><text:span text:style-name="T5">subMedias : </text:span><text:span text:style-name="T8">liste de pointeurs vers les médias contenus dans le répertoire. Cela peut être aussi bien un fichier qu'un répertoire. </text:span></text:p>
        </text:list-item>
        <text:list-item>
          <text:p text:style-name="P12"><text:span text:style-name="T5">Listen : </text:span><text:span text:style-name="T8">booléen qui détermine si les changements apparus dans le répertoire doivent être traités </text:span><text:soft-page-break/><text:span text:style-name="T8">ou non. Une fois mis à true, il l'est aussi dans tous les répertoires contenus dans la liste </text:span><text:span text:style-name="T5">subMedias.</text:span></text:p>
        </text:list-item>
        <text:list-item>
          <text:p text:style-name="P12"><text:span text:style-name="T5">OldDetections : </text:span><text:span text:style-name="T8">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span text:style-name="T8">mis à true pour la première fois.</text:span></text:p>
        </text:list-item>
      </text:list>
      <text:p text:style-name="P3">Méthodes importantes</text:p>
      <text:list xml:id="list1124378407" text:style-name="L4">
        <text:list-item>
          <text:p text:style-name="P17">loadDir : <text:span text:style-name="T8">méthode statique qui renvoie un objet </text:span><text:span text:style-name="T7">Dir </text:span><text:span text:style-name="T8">à partir d'un noeud XML</text:span><text:span text:style-name="T8"><office:annotation><dc:creator>julien </dc:creator><dc:date>2011-04-18T09:06:10</dc:date><text:p text:style-name="P42"><text:span text:style-name="T12">Mettre un impr Ecran d'un fichier de config XML</text:span></text:p></office:annotation></text:span><text:span text:style-name="T8">. Elle remplit la liste </text:span><text:span text:style-name="T5">subMedias </text:span><text:span text:style-name="T8">par les éléments fils de ce noeud, qui sont soit des fichiers, soit des répertoires. Elle permet aussi de remplir la liste </text:span><text:span text:style-name="T5">oldDetections </text:span><text:span text:style-name="T8">du répertoire parent</text:span><text:span text:style-name="T5">.</text:span><text:span text:style-name="T8"> </text:span></text:p>
        </text:list-item>
        <text:list-item>
          <text:p text:style-name="P17">DirectoryChangedAction : <text:span text:style-name="T8">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7">Depot. </text:span></text:p>
        </text:list-item>
      </text:list>
      <text:h text:style-name="P5" text:outline-level="2">Classe File</text:h>
      <text:p text:style-name="Text_20_body"><text:span text:style-name="T8"><text:tab/>Classe qui hérite de </text:span><text:span text:style-name="T10">Media</text:span><text:span text:style-name="T8">, représentant un fichier sur le disque dur de l'utilisateur.</text:span></text:p>
      <text:p text:style-name="P2">Attributs importants :</text:p>
      <text:list xml:id="list2154644214" text:style-name="L5">
        <text:list-item>
          <text:p text:style-name="P19">hash : <text:span text:style-name="T7">signature du fichier, obtenu en appliquant à son contenu l'algorithme de hash MD5.</text:span></text:p>
        </text:list-item>
      </text:list>
      <text:p text:style-name="P2">Méthodes importantes :</text:p>
      <text:list xml:id="list2044815511" text:style-name="L6">
        <text:list-item>
          <text:p text:style-name="P23"><text:span text:style-name="T3">loadFile : </text:span><text:span text:style-name="T8">méthode statique qui renvoie un objet </text:span><text:span text:style-name="T10">File </text:span><text:span text:style-name="T8">à partir d'un noeud XML. Elle récupère les attributs </text:span><text:span text:style-name="T4">localPath, realPath </text:span><text:span text:style-name="T8">et ajoute le fichier à la liste </text:span><text:span text:style-name="T4">oldDetections </text:span><text:span text:style-name="T8">de son répertoire parent si l'attribut XML « detectionState » du noeud n'est pas vide.</text:span></text:p>
        </text:list-item>
      </text:list>
      <text:p text:style-name="P30">Elle dispose en outre de méthodes permettant de savoir si le fichier a été modifié ou supprimé, ainsi que de modifier ou de lire son contenu.</text:p>
      <text:p text:style-name="P30"/>
      <text:h text:style-name="P5" text:outline-level="2">Classe Depot</text:h>
      <text:p text:style-name="P1"><text:span text:style-name="T8"><text:tab/>Classe qui hérite de </text:span><text:span text:style-name="T10">Dir.</text:span><text:span text:style-name="T8"> Elle représente un dépôt synchronisé sur le serveur, c'est à dire la racine d'un ensemble de fichiers et de répertoires synchronisés avec d'autres utilisateurs.</text:span></text:p>
      <text:p text:style-name="P2">Attributs importants :</text:p>
      <text:list xml:id="list1276897182" text:continue-list="list2154644214" text:style-name="L5">
        <text:list-item>
          <text:p text:style-name="P20">readOnly : <text:span text:style-name="T7">booléen déterminant l'accessibilité en écriture de l'ensemble des médias du dépôt.</text:span></text:p>
        </text:list-item>
        <text:list-item>
          <text:p text:style-name="P20">Revision : <text:span text:style-name="T7">numéro de révision SVN du dépôt.</text:span></text:p>
        </text:list-item>
      </text:list>
      <text:p text:style-name="P2">Méthodes importantes :</text:p>
      <text:list xml:id="list1588709120" text:continue-list="list2044815511" text:style-name="L6">
        <text:list-item>
          <text:p text:style-name="P21"><text:span text:style-name="T1">loadDepot : </text:span><text:span text:style-name="T7">méthode statique identique à </text:span><text:span text:style-name="T10">Dir ::</text:span><text:span text:style-name="T1">loadDir</text:span><text:span text:style-name="T7">, à ceci prés qu'elle retourne un objet de type </text:span><text:span text:style-name="T10">Depot. </text:span><text:span text:style-name="T7">Le numéro de revision et l'accessibilité en écriture sont en outre lus depuis le noeud XML.</text:span></text:p>
          <text:p text:style-name="P32"/>
        </text:list-item>
      </text:list>
      <text:h text:style-name="P6" text:outline-level="2">Classe ConfigurationData</text:h>
      <text:p text:style-name="P4">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2">save</text:span><text:span text:style-name="T8">, qui sauvegarde dans un document xml le contenu de ces trois classes de configuration.</text:span></text:p>
      <text:p text:style-name="P4"><text:span text:style-name="T8"/></text:p>
      <text:h text:style-name="P7" text:outline-level="2">Classe Socket</text:h>
      <text:p text:style-name="P1"><text:span text:style-name="T7">Classe implémentant une socket bas-niveau assurant la liaison avec le serveur. Cette classe hérite de la classe </text:span><text:span text:style-name="T10">QsslSocket </text:span><text:span text:style-name="T8">qui crée une liaison TCP, sécurisée par le protocole SSL. Les méthodes </text:span><text:span text:style-name="T10">connectToServer </text:span><text:span text:style-name="T8">et </text:span><text:span text:style-name="T10">disconnectFromServer </text:span><text:span text:style-name="T8">permettent de se connecter ou de se déconnecter à une adresse IP et à un port que l'on précise. </text:span></text:p>
      <text:p text:style-name="P30">La structure des paquets que nous faisons transiter entre notre client et notre serveur est la suivante : </text:p>
      <text:list xml:id="list76769633" text:style-name="L7">
        <text:list-item>
          <text:p text:style-name="P33">un entier non signé contenant la taille totale en octet du paquet.</text:p>
        </text:list-item>
        <text:list-item>
          <text:p text:style-name="P33">Puis attaché à cet entier, le message en lui même.</text:p>
        </text:list-item>
      </text:list>
      <text:p text:style-name="P1"><text:span text:style-name="T8">Lorsqu'un morceau du paquet arrive via notre socket, la méthode </text:span><text:span text:style-name="T3">inputStream </text:span><text:span text:style-name="T8">se charge d'attendre que tout le message soit parvenu. Elle le recompose alors et émet le signal </text:span><text:span text:style-name="T3">receiveMessage </text:span><text:span text:style-name="T8">contenant le message.</text:span></text:p>
      <text:p text:style-name="P30"/>
      <text:p text:style-name="P30">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30"/>
      <text:h text:style-name="Heading_20_2" text:outline-level="2"><text:span text:style-name="T10">Classe</text:span><text:span text:style-name="T8"> </text:span><text:span text:style-name="T10">Message</text:span></text:h>
      <text:p text:style-name="P30">Les messages qui transitent entre le client et le serveur respectent un formalisme XML. Le noeud du message peut prendre différents noms:</text:p>
      <text:list xml:id="list496742982" text:style-name="L8">
        <text:list-item>
          <text:p text:style-name="P24"><text:span text:style-name="T10">FileInfo </text:span><text:span text:style-name="T8">: information concernant les médias, qui peut être de plusieurs types différents :</text:span></text:p>
          <text:list>
            <text:list-item>
              <text:p text:style-name="P34">UPDATED : le contenu d'un fichier a été modifié. Le message contient alors le nouveau contenu, transformé en BASE64 pour que les données binaires puissent aussi transiter.</text:p>
            </text:list-item>
            <text:list-item>
              <text:p text:style-name="P34">CREATED : création d'un nouveau média, à rajouter à la liste de synchronisation.</text:p>
            </text:list-item>
            <text:list-item>
              <text:p text:style-name="P34">REMOVED : suppression d'un média</text:p>
            </text:list-item>
            <text:list-item>
              <text:p text:style-name="P24">REVISION_FILE_INFO : donne le numéro de révision du dépôt et le nom du dépôt.</text:p>
            </text:list-item>
          </text:list>
        </text:list-item>
      </text:list>
      <text:list xml:id="list60218133" text:style-name="L9">
        <text:list-item>
          <text:p text:style-name="P36">END_OLD_DETECTIONS : <text:span text:style-name="T5">??????????</text:span></text:p>
        </text:list-item>
        <text:list-item>
          <text:p text:style-name="P36">IDENTIFICATION : <text:span text:style-name="T5">relatif à l'identification du client sur le serveur.</text:span></text:p>
        </text:list-item>
        <text:list-item>
          <text:p text:style-name="P36">RESPONSE : <text:span text:style-name="T5">réponse par rapport à </text:span><text:span text:style-name="T11">une requête (un message d'une des trois natures précédentes</text:span><text:span text:style-name="T5">) reçue plus tôt. Là encore, une réponse peut être de différents types :</text:span></text:p>
          <text:list>
            <text:list-item>
              <text:p text:style-name="P25"><text:span text:style-name="T5">Des réponses à un </text:span><text:span text:style-name="T1">FileInfo </text:span><text:span text:style-name="T5">: </text:span></text:p>
              <text:list>
                <text:list-item>
                  <text:p text:style-name="P38">ACCEPT_FILE_INFO : tout s'est bien passé, on accepte la modification et on l'a bien pris en compte</text:p>
                </text:list-item>
                <text:list-item>
                  <text:p text:style-name="P38">REJECT_FILE_INFO_FOR_PARAMETERS : la requête était erroné, les paramètres avec lesquels elle a été envoyée étaient mauvais.</text:p>
                </text:list-item>
                <text:list-item>
                  <text:p text:style-name="P38"><text:soft-page-break/>REJECT_FILE_INFO_FOR_RIGHTS : la requête n'a pas pu être accordée car les droits de l'utilisateur l'ayant envoyée ne sont pas suffisants.</text:p>
                </text:list-item>
                <text:list-item>
                  <text:p text:style-name="P38">REJECT_FILE_INFO_FOR_CONFLICT : un conflit SVN a été détecté suite à la requête</text:p>
                </text:list-item>
                <text:list-item>
                  <text:p text:style-name="P38">REJECT_FILE_INFO_FOR_SVNERROR : une erreur SVN est apparue quand la requête a été exécutée.</text:p>
                </text:list-item>
              </text:list>
            </text:list-item>
          </text:list>
        </text:list-item>
      </text:list>
      <text:list xml:id="list319416737" text:style-name="L10">
        <text:list-item>
          <text:p text:style-name="P26"><text:span text:style-name="T5">Des réponses à une </text:span><text:span text:style-name="T1">IDENTIFICATION :</text:span></text:p>
          <text:list>
            <text:list-item>
              <text:p text:style-name="P39">ACCEPT_IDENTIFICATION : l'identification au serveur s'est effectuée sans problème.</text:p>
            </text:list-item>
            <text:list-item>
              <text:p text:style-name="P39">REJECT_IDENTIFICATION_FOR_PSEUDO : identification rejetée car le pseudo n'existe pas.</text:p>
            </text:list-item>
            <text:list-item>
              <text:p text:style-name="P39">REJECT_IDENTIFICATION_FOR_PASSWORD : identification rejetée car le mot de passe ne correspond pas au pseudo renseigné.</text:p>
            </text:list-item>
            <text:list-item>
              <text:p text:style-name="P39">REJECT_IDENTIFICATION_FOR_BLOCK : ?????????????</text:p>
            </text:list-item>
          </text:list>
        </text:list-item>
      </text:list>
      <text:list xml:id="list988203490" text:style-name="L11">
        <text:list-item>
          <text:p text:style-name="P40">Des erreurs de connexion :</text:p>
          <text:list>
            <text:list-item>
              <text:p text:style-name="P40">NOT_CONNECT : soit la connexion avec le serveur n'est pas établie, soit nous ne sommes pas identifiés.</text:p>
            </text:list-item>
            <text:list-item>
              <text:p text:style-name="P40">NOT_PARAMETERS : identique à REJECT_FILE_INFO_FOR_PARAMETERS</text:p>
            </text:list-item>
            <text:list-item>
              <text:p text:style-name="P40">NOT_TIMEOUT : délai d'envoie de la requête dépassé</text:p>
            </text:list-item>
            <text:list-item>
              <text:p text:style-name="P27">NOT_SEND : l'envoie d'une requête à échoué, pour une autre raison.</text:p>
            </text:list-item>
          </text:list>
        </text:list-item>
      </text:list>
      <text:p text:style-name="P1"><text:span text:style-name="T2">Exemple de message envoyé </text:span>:</text:p>
      <text:p text:style-name="P1"><text:tab/>&lt;FileInfo revision="82" realPath="test1/fichier.txt" isDirectory="false" type="CREATED"/&gt;</text:p>
      <text:p text:style-name="P37"/>
      <text:p text:style-name="P4"><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3">Attributs importants :</text:p>
      <text:list xml:id="list1821341073" text:style-name="L12">
        <text:list-item>
          <text:p text:style-name="P22">type : <text:span text:style-name="T7">précise le type de la requête / réponse. Les différents types sont explicités ci-dessus.</text:span></text:p>
        </text:list-item>
        <text:list-item>
          <text:p text:style-name="P22">parameters : <text:span text:style-name="T7">noms des paramètres (attributs XML) de la requête / réponse et leurs valeurs.</text:span></text:p>
        </text:list-item>
      </text:list>
      <text:p text:style-name="P3">Méthodes importantes :</text:p>
      <text:list xml:id="list766367254" text:style-name="L13">
        <text:list-item>
          <text:p text:style-name="P18">toXml : <text:span text:style-name="T8">renvoie un message XML à partir du type et des paramètres de la requête/réponse. </text:span></text:p>
        </text:list-item>
      </text:list>
      <text:p text:style-name="P3"><text:span text:style-name="T8">En outre, lorsqu'un message XML est reçu, une méthode statique </text:span>parseMessage <text:span text:style-name="T8">d'une classe nommée </text:span><text:span text:style-name="T7">Messages </text:span><text:span text:style-name="T8">permet d'en tirer le type et les paramètres, et renvoie ainsi un objet de type </text:span><text:span text:style-name="T7">Message</text:span><text:span text:style-name="T8">.</text:span></text:p>
      <text:p text:style-name="P30"/>
      <text:h text:style-name="P8" text:outline-level="2">Classe NetworkInterface</text:h>
      <text:p text:style-name="P30">Cette classe est gérée par un thread indépendant. C'est par elle que passent tous les messages émis par le client et reçus de la part du serveur. </text:p>
      <text:p text:style-name="P3">Attributs importants :</text:p>
      <text:list xml:id="list1149461125" text:style-name="L14">
        <text:list-item>
          <text:p text:style-name="P28"><text:span text:style-name="T4">socket : </text:span><text:span text:style-name="T8">pointeur vers un objet de type </text:span><text:span text:style-name="T10">Socket</text:span><text:span text:style-name="T8">. C'est donc dans la classe </text:span><text:span text:style-name="T10">NetworkInterface</text:span><text:span text:style-name="T8"> que la liaison avec le serveur est stockée. </text:span></text:p>
        </text:list-item>
        <text:list-item>
          <text:p text:style-name="P13"><text:span text:style-name="T5">receiveRequestList : </text:span><text:span text:style-name="T8">liste des requêtes reçues du serveur non encore traitées.</text:span></text:p>
        </text:list-item>
        <text:list-item>
          <text:p text:style-name="P13"><text:span text:style-name="T5">response : </text:span><text:span text:style-name="T8">dernière réponse du serveur à une requête envoyée par le client. Lorsqu'un message de requête est envoyé par le client, une réponse est attendue (voir le protocole </text:span><text:span text:style-name="T8"><office:annotation><dc:creator>julien </dc:creator><dc:date>2011-05-08T18:16:37</dc:date><text:p text:style-name="P43"><text:span text:style-name="T13">Ajouter une référence vers ce protocole</text:span></text:p></office:annotation></text:span><text:span text:style-name="T8">de communication entre les deux partis). Cette réponse arrive dans le slot </text:span><text:span text:style-name="T1">receiveMessageAction</text:span><text:span text:style-name="T8"> et elle est alors stockée dans l'attribut </text:span><text:span text:style-name="T5">response.</text:span></text:p>
        </text:list-item>
      </text:list>
      <text:p text:style-name="P3">Méthodes importantes :</text:p>
      <text:list xml:id="list1646799826" text:style-name="L15">
        <text:list-item>
          <text:p text:style-name="P14"><text:span text:style-name="T1">receiveMessageAction : </text:span><text:span text:style-name="T8">les messages XML récupérés par la classe </text:span><text:span text:style-name="T10">Socket </text:span><text:span text:style-name="T8">arrivent ici. La méthode se charge alors de déterminer de quel type de message il s'agit. Si c'est une requête (du serveur), on l'ajoute à la liste </text:span><text:span text:style-name="T5">receiveRequestList </text:span><text:span text:style-name="T8">grâce à la méthode </text:span><text:span text:style-name="T1">putReceiveRequestList, </text:span><text:span text:style-name="T8">si c'est une réponse (du serveur), on la stocke dans l'attribut </text:span><text:span text:style-name="T5">response.</text:span></text:p>
        </text:list-item>
        <text:list-item>
          <text:p text:style-name="P14"><text:span text:style-name="T1">PutReceiveRequestList : </text:span><text:span text:style-name="T8">ajoute une requête de la part du serveur à la liste </text:span><text:span text:style-name="T5">receiveRequestList </text:span><text:span text:style-name="T8">puis réveille le thread </text:span><text:span text:style-name="T10">HddInterface </text:span><text:span text:style-name="T8">pour qu'il traite la requête, quand il ne sera plus occupé.</text:span></text:p>
        </text:list-item>
      </text:list>
      <text:p text:style-name="P9"><text:span text:style-name="T8">Cette classe dispose en outre des méthodes </text:span><text:span text:style-name="T1">sendMediaCreated, sendMediaUpdated, sendMediaRemoved </text:span><text:span text:style-name="T8">pour envoyer au serveur les modifications observés dans l'arborescence synchronisée,</text:span><text:span text:style-name="T1"> </text:span><text:span text:style-name="T8">ainsi que de </text:span><text:span text:style-name="T1">sendIdentification, sendEndOldDetections </text:span><text:span text:style-name="T8">pour s'identifier sur le serveur et ????????????</text:span></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08T19:05:36</dc:date>
    <dc:creator>julien </dc:creator>
    <meta:editing-duration>PT24H53M56S</meta:editing-duration>
    <meta:editing-cycles>9</meta:editing-cycles>
    <meta:generator>OpenOffice.org/3.2$Linux OpenOffice.org_project/320m12$Build-9483</meta:generator>
    <meta:document-statistic meta:table-count="0" meta:image-count="0" meta:object-count="0" meta:page-count="6" meta:paragraph-count="92" meta:word-count="1689" meta:character-count="10605"/>
  </office:meta>
</office:document-meta>
</file>